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8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44.73mm"/>
    </style:style>
    <style:style style:name="co4" style:family="table-column">
      <style:table-column-properties fo:break-before="auto" style:column-width="97.37mm"/>
    </style:style>
    <style:style style:name="co5" style:family="table-column">
      <style:table-column-properties fo:break-before="auto" style:column-width="27.48mm"/>
    </style:style>
    <style:style style:name="co6" style:family="table-column">
      <style:table-column-properties fo:break-before="auto" style:column-width="12.72mm"/>
    </style:style>
    <style:style style:name="co7" style:family="table-column">
      <style:table-column-properties fo:break-before="auto" style:column-width="131.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start" fo:margin-left="0m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9" style:family="table-cell" style:parent-style-name="Default" style:data-style-name="N0">
      <style:table-cell-properties fo:background-color="#fff200" style:text-align-source="fix" style:repeat-content="false" fo:wrap-option="wrap" fo:border="0.06pt solid #000000" style:vertical-align="middle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map style:condition="cell-content()=&quot;x&quot;" style:apply-style-name="cf1" style:base-cell-address="Feuil1.B2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map style:condition="cell-content()=&quot;x&quot;" style:apply-style-name="cf1" style:base-cell-address="Feuil1.B2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map style:condition="cell-content()=&quot;non&quot;" style:apply-style-name="cf3" style:base-cell-address="Feuil1.D2"/>
      <style:map style:condition="cell-content()=&quot;oui&quot;" style:apply-style-name="cf2" style:base-cell-address="Feuil1.D2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map style:condition="cell-content()=&quot;non&quot;" style:apply-style-name="cf3" style:base-cell-address="patrons.B1"/>
      <style:map style:condition="cell-content()=&quot;oui&quot;" style:apply-style-name="cf2" style:base-cell-address="patrons.B1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map style:condition="cell-content()=&quot;non&quot;" style:apply-style-name="cf3" style:base-cell-address="patrons.B5"/>
      <style:map style:condition="cell-content()=&quot;oui&quot;" style:apply-style-name="cf2" style:base-cell-address="patrons.B5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map style:condition="cell-content()=&quot;non&quot;" style:apply-style-name="cf3" style:base-cell-address="patrons.B10"/>
      <style:map style:condition="cell-content()=&quot;oui&quot;" style:apply-style-name="cf2" style:base-cell-address="patrons.B1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6"/>
        <table:table-column table:style-name="co2" table:number-columns-repeated="3" table:default-cell-style-name="ce1"/>
        <table:table-column table:style-name="co3" table:default-cell-style-name="ce6"/>
        <table:table-column table:style-name="co4" table:default-cell-style-name="ce6"/>
        <table:table-column table:style-name="co2" table:number-columns-repeated="1018" table:default-cell-style-name="ce6"/>
        <table:table-row table:style-name="ro1">
          <table:table-cell table:style-name="ce4"/>
          <table:table-cell table:style-name="ce2" office:value-type="string" calcext:value-type="string">
            <text:p>En cours </text:p>
          </table:table-cell>
          <table:table-cell table:style-name="ce3" office:value-type="string" calcext:value-type="string">
            <text:p>Terminé</text:p>
          </table:table-cell>
          <table:table-cell table:style-name="ce2" office:value-type="string" calcext:value-type="string">
            <text:p>Utile ?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bstractFactory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créer des objets de types différents regroupés en famille, une fabrique par famille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dapter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adapter une classe à une interface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ridge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limiter le nombre d'implémentation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uilder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construire un objet complexe en plusieurs étapes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Chain of Responsibility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oui</text:p>
          </table:table-cell>
          <table:table-cell office:value-type="string" calcext:value-type="string">
            <text:p>exécuter plusieurs méthodes / trouver une méthode sur un objets avec ou sans manager</text:p>
          </table:table-cell>
          <table:table-cell office:value-type="string" calcext:value-type="string">
            <text:p>chercher un plan d’entraînement compatible avec l'agenda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ommand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encapsuler une commande pour gérer une file d’attente ou un historique de command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omposite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structure d'arbre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ecorator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adapter le comportement d'un objet sans ajouté trop de classes / attribut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acade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offrir un interface plus simple à l'utilisateu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actoryMethod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créer des objets de différents types (même interface) 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5" office:value-type="string" calcext:value-type="string">
            <text:p>Flyweight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oui</text:p>
          </table:table-cell>
          <table:table-cell office:value-type="string" calcext:value-type="string">
            <text:p>factoriser les objets avec des attributs identiques dans une seule instance, attribut extrinsèque si besoin passé en paramètre des méthodes</text:p>
          </table:table-cell>
          <table:table-cell office:value-type="string" calcext:value-type="string">
            <text:p>seanc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nterpreter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méthode générale appliquée à des expressions finales et non finales (ex : évaluer expression)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Iterator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oui</text:p>
          </table:table-cell>
          <table:table-cell office:value-type="string" calcext:value-type="string">
            <text:p>passer à l'élément suivant d'une liste (voir précédent) sans connaître la structure de la liste</text:p>
          </table:table-cell>
          <table:table-cell office:value-type="string" calcext:value-type="string">
            <text:p>passer à la séance d'entraînement suivant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ediator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simplifier la communication complexe entre deux objet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emento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sauvegarder l’état interne d’un objet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bserver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oui</text:p>
          </table:table-cell>
          <table:table-cell office:value-type="string" calcext:value-type="string">
            <text:p>observer un objet et lancer une action lorsqu’une modification est détectée</text:p>
          </table:table-cell>
          <table:table-cell office:value-type="string" calcext:value-type="string">
            <text:p>coach observe météo et met à jour le plan d’entraînemen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ototype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cloner un obje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roxy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interagir avec un représentant plutôt que l’objet réel pour contrôler les droits d’accè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ingleton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ne permettre qu’une seule instance d’une clas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tate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adapter le comportement d’un objet à son état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trategy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découpler la stratégie de la classe qui l’utilise pour simplifier le code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TemplateMethod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factoriser le comportement général et définir le comportement de chaque étape dans des sous-classe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Visitor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non</text:p>
          </table:table-cell>
          <table:table-cell office:value-type="string" calcext:value-type="string">
            <text:p>centraliser des actions sur différents objets qui n’ont pas de lien entre eux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1.B2:Feuil1.C24">
            <calcext:condition calcext:apply-style-name="cf1" calcext:value="=&quot;x&quot;" calcext:base-cell-address="Feuil1.B2"/>
          </calcext:conditional-format>
          <calcext:conditional-format calcext:target-range-address="Feuil1.D2:Feuil1.D24">
            <calcext:condition calcext:apply-style-name="cf3" calcext:value="=&quot;non&quot;" calcext:base-cell-address="Feuil1.D2"/>
            <calcext:condition calcext:apply-style-name="cf2" calcext:value="=&quot;oui&quot;" calcext:base-cell-address="Feuil1.D2"/>
          </calcext:conditional-format>
        </calcext:conditional-formats>
      </table:table>
      <table:table table:name="patr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9" table:default-cell-style-name="Default"/>
        <table:table-row table:style-name="ro4">
          <table:table-cell table:style-name="ce5" office:value-type="string" calcext:value-type="string">
            <text:p>AbstractFactory</text:p>
          </table:table-cell>
          <table:table-cell table:style-name="ce20" office:value-type="string" calcext:value-type="string">
            <text:p>non</text:p>
          </table:table-cell>
          <table:table-cell table:style-name="ce6" office:value-type="string" calcext:value-type="string">
            <text:p>créer des objets de types différents regroupés en famille, une fabrique par famille</text:p>
          </table:table-cell>
          <table:table-cell table:style-name="ce6" table:number-columns-repeated="1019"/>
        </table:table-row>
        <table:table-row table:style-name="ro4">
          <table:table-cell table:style-name="ce5" office:value-type="string" calcext:value-type="string">
            <text:p>Adapter</text:p>
          </table:table-cell>
          <table:table-cell table:style-name="ce20" office:value-type="string" calcext:value-type="string">
            <text:p>non</text:p>
          </table:table-cell>
          <table:table-cell table:style-name="ce6" office:value-type="string" calcext:value-type="string">
            <text:p>adapter une classe à une interface</text:p>
          </table:table-cell>
          <table:table-cell table:style-name="ce6" table:number-columns-repeated="1019"/>
        </table:table-row>
        <table:table-row table:style-name="ro4">
          <table:table-cell table:style-name="ce5" office:value-type="string" calcext:value-type="string">
            <text:p>Bridge</text:p>
          </table:table-cell>
          <table:table-cell table:style-name="ce20" office:value-type="string" calcext:value-type="string">
            <text:p>non</text:p>
          </table:table-cell>
          <table:table-cell table:style-name="ce6" office:value-type="string" calcext:value-type="string">
            <text:p>limiter le nombre d'implémentations</text:p>
          </table:table-cell>
          <table:table-cell table:style-name="ce6" table:number-columns-repeated="1019"/>
        </table:table-row>
        <table:table-row table:style-name="ro4">
          <table:table-cell table:style-name="ce5" office:value-type="string" calcext:value-type="string">
            <text:p>Builder</text:p>
          </table:table-cell>
          <table:table-cell table:style-name="ce20" office:value-type="string" calcext:value-type="string">
            <text:p>non</text:p>
          </table:table-cell>
          <table:table-cell table:style-name="ce6" office:value-type="string" calcext:value-type="string">
            <text:p>construire un objet complexe en plusieurs étapes</text:p>
          </table:table-cell>
          <table:table-cell table:style-name="ce6" table:number-columns-repeated="1019"/>
        </table:table-row>
        <table:table-row table:style-name="ro4">
          <table:table-cell table:style-name="ce5" office:value-type="string" calcext:value-type="string">
            <text:p>Composite</text:p>
          </table:table-cell>
          <table:table-cell table:style-name="ce21" office:value-type="string" calcext:value-type="string">
            <text:p>non</text:p>
          </table:table-cell>
          <table:table-cell table:style-name="ce6" office:value-type="string" calcext:value-type="string">
            <text:p>structure d'arbre</text:p>
          </table:table-cell>
          <table:table-cell table:style-name="ce6" table:number-columns-repeated="1019"/>
        </table:table-row>
        <table:table-row table:style-name="ro4">
          <table:table-cell table:style-name="ce5" office:value-type="string" calcext:value-type="string">
            <text:p>Decorator</text:p>
          </table:table-cell>
          <table:table-cell table:style-name="ce21" office:value-type="string" calcext:value-type="string">
            <text:p>non</text:p>
          </table:table-cell>
          <table:table-cell table:style-name="ce6" office:value-type="string" calcext:value-type="string">
            <text:p>adapter le comportement d'un objet sans ajouté trop de classes / attributs</text:p>
          </table:table-cell>
          <table:table-cell table:style-name="ce6" table:number-columns-repeated="1019"/>
        </table:table-row>
        <table:table-row table:style-name="ro4">
          <table:table-cell table:style-name="ce5" office:value-type="string" calcext:value-type="string">
            <text:p>Facade</text:p>
          </table:table-cell>
          <table:table-cell table:style-name="ce21" office:value-type="string" calcext:value-type="string">
            <text:p>non</text:p>
          </table:table-cell>
          <table:table-cell table:style-name="ce6" office:value-type="string" calcext:value-type="string">
            <text:p>offrir un interface plus simple à l'utilisateur</text:p>
          </table:table-cell>
          <table:table-cell table:style-name="ce6" table:number-columns-repeated="1019"/>
        </table:table-row>
        <table:table-row table:style-name="ro4">
          <table:table-cell table:style-name="ce5" office:value-type="string" calcext:value-type="string">
            <text:p>FactoryMethod</text:p>
          </table:table-cell>
          <table:table-cell table:style-name="ce21" office:value-type="string" calcext:value-type="string">
            <text:p>non</text:p>
          </table:table-cell>
          <table:table-cell table:style-name="ce6" office:value-type="string" calcext:value-type="string">
            <text:p>créer des objets de différents types (même interface) </text:p>
          </table:table-cell>
          <table:table-cell/>
          <table:table-cell table:style-name="ce6" table:number-columns-repeated="1018"/>
        </table:table-row>
        <table:table-row table:style-name="ro4">
          <table:table-cell table:style-name="ce5" office:value-type="string" calcext:value-type="string">
            <text:p>Flyweight</text:p>
          </table:table-cell>
          <table:table-cell table:style-name="ce21" office:value-type="string" calcext:value-type="string">
            <text:p>oui</text:p>
          </table:table-cell>
          <table:table-cell table:style-name="ce6" office:value-type="string" calcext:value-type="string">
            <text:p>factoriser les objets avec des attributs identiques dans une seule instance, attribut extrinsèque si besoin passé en paramètre des méthodes</text:p>
          </table:table-cell>
          <table:table-cell table:style-name="ce6" office:value-type="string" calcext:value-type="string">
            <text:p>seance</text:p>
          </table:table-cell>
          <table:table-cell table:style-name="ce6" table:number-columns-repeated="1018"/>
        </table:table-row>
        <table:table-row table:style-name="ro4">
          <table:table-cell table:style-name="ce5" office:value-type="string" calcext:value-type="string">
            <text:p>Prototype</text:p>
          </table:table-cell>
          <table:table-cell table:style-name="ce22" office:value-type="string" calcext:value-type="string">
            <text:p>non</text:p>
          </table:table-cell>
          <table:table-cell table:style-name="ce6" office:value-type="string" calcext:value-type="string">
            <text:p>cloner un objet</text:p>
          </table:table-cell>
          <table:table-cell table:style-name="ce6" table:number-columns-repeated="1019"/>
        </table:table-row>
        <table:table-row table:style-name="ro4">
          <table:table-cell table:style-name="ce5" office:value-type="string" calcext:value-type="string">
            <text:p>Proxy</text:p>
          </table:table-cell>
          <table:table-cell table:style-name="ce22" office:value-type="string" calcext:value-type="string">
            <text:p>non</text:p>
          </table:table-cell>
          <table:table-cell table:style-name="ce6" office:value-type="string" calcext:value-type="string">
            <text:p>interagir avec un représentant plutôt que l’objet réel pour contrôler les droits d’accès</text:p>
          </table:table-cell>
          <table:table-cell table:style-name="ce6" table:number-columns-repeated="1019"/>
        </table:table-row>
        <table:table-row table:style-name="ro4">
          <table:table-cell table:style-name="ce5" office:value-type="string" calcext:value-type="string">
            <text:p>Singleton</text:p>
          </table:table-cell>
          <table:table-cell table:style-name="ce22" office:value-type="string" calcext:value-type="string">
            <text:p>non</text:p>
          </table:table-cell>
          <table:table-cell table:style-name="ce6" office:value-type="string" calcext:value-type="string">
            <text:p>ne permettre qu’une seule instance d’une classe</text:p>
          </table:table-cell>
          <table:table-cell table:style-name="ce6" table:number-columns-repeated="1019"/>
        </table:table-row>
        <table:table-row table:style-name="ro5" table:number-rows-repeated="1048563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patrons.B1:patrons.B4">
            <calcext:condition calcext:apply-style-name="cf3" calcext:value="=&quot;non&quot;" calcext:base-cell-address="patrons.B1"/>
            <calcext:condition calcext:apply-style-name="cf2" calcext:value="=&quot;oui&quot;" calcext:base-cell-address="patrons.B1"/>
          </calcext:conditional-format>
          <calcext:conditional-format calcext:target-range-address="patrons.B5:patrons.B9">
            <calcext:condition calcext:apply-style-name="cf3" calcext:value="=&quot;non&quot;" calcext:base-cell-address="patrons.B5"/>
            <calcext:condition calcext:apply-style-name="cf2" calcext:value="=&quot;oui&quot;" calcext:base-cell-address="patrons.B5"/>
          </calcext:conditional-format>
          <calcext:conditional-format calcext:target-range-address="patrons.B10:patrons.B12">
            <calcext:condition calcext:apply-style-name="cf3" calcext:value="=&quot;non&quot;" calcext:base-cell-address="patrons.B10"/>
            <calcext:condition calcext:apply-style-name="cf2" calcext:value="=&quot;oui&quot;" calcext:base-cell-address="patrons.B10"/>
          </calcext:conditional-format>
        </calcext:conditional-formats>
      </table:table>
      <table:named-expressions/>
      <table:database-ranges>
        <table:database-range table:name="__Anonymous_Sheet_DB__0" table:target-range-address="Feuil1.A2:Feuil1.D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>
      <style:table-cell-properties fo:background-color="#ffeb9c"/>
      <style:text-properties fo:color="#9c5700"/>
    </style:style>
    <style:style style:name="cf2" style:family="table-cell" style:parent-style-name="Default">
      <style:table-cell-properties fo:background-color="#c6efce"/>
      <style:text-properties fo:color="#006100"/>
    </style:style>
    <style:style style:name="cf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09:42:50.694411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/>
    <dc:description/>
    <dc:subject/>
    <meta:initial-creator/>
    <meta:creation-date>2018-11-12T20:18:34Z</meta:creation-date>
    <dc:date>2018-11-19T09:58:55.186422125</dc:date>
    <meta:editing-duration>PT20M19S</meta:editing-duration>
    <meta:editing-cycles>3</meta:editing-cycles>
    <meta:document-statistic meta:table-count="2" meta:cell-count="159" meta:object-count="0"/>
  </office:meta>
</office:document-meta>
</file>